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nebot&amp;more website:-</text:p>
      <text:p text:style-name="Standard"><text:tab/>1.) Galleria and Event page Data</text:p>
      <text:p text:style-name="Standard"/>
      <text:p text:style-name="Standard">Tours website:-</text:p>
      <text:p text:style-name="Standard"><text:tab/>1.) Events</text:p>
      <text:p text:style-name="Standard"><text:tab/>2.) Galler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OpenOffice.org/3.4.1$Win32 OpenOffice.org_project/341m1$Build-9593</meta:generator>
    <dc:date>2015-05-25T19:30:47.12</dc:date>
    <meta:editing-duration>PT5M34S</meta:editing-duration>
    <meta:editing-cycles>39</meta:editing-cycles>
    <meta:document-statistic meta:table-count="0" meta:image-count="0" meta:object-count="0" meta:page-count="1" meta:paragraph-count="5" meta:word-count="14" meta:character-count="93"/>
  </office:meta>
</office:document-meta>
</file>